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7"/>
    <style:style style:name="P2" style:family="paragraph" style:parent-style-name="Standard" style:list-style-name="L8"/>
    <style:style style:name="P3" style:family="paragraph" style:parent-style-name="Standard" style:list-style-name="L9"/>
    <style:style style:name="P4" style:family="paragraph" style:parent-style-name="Text_20_body" style:list-style-name="L5"/>
    <style:style style:name="P5" style:family="paragraph" style:parent-style-name="Text_20_body" style:list-style-name="L6"/>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P13" style:family="paragraph" style:parent-style-name="Text_20_body" style:list-style-name="L10">
      <style:paragraph-properties fo:margin-top="0cm" fo:margin-bottom="0cm"/>
    </style:style>
    <style:style style:name="P14" style:family="paragraph" style:parent-style-name="Text_20_body" style:list-style-name="L11">
      <style:paragraph-properties fo:margin-top="0cm" fo:margin-bottom="0cm"/>
    </style:style>
    <style:style style:name="P15" style:family="paragraph" style:parent-style-name="Text_20_body" style:list-style-name="L12">
      <style:paragraph-properties fo:margin-top="0cm" fo:margin-bottom="0cm"/>
    </style:style>
    <style:style style:name="P16" style:family="paragraph" style:parent-style-name="Prérequis_20_et_20_objectifs" style:list-style-name="L1">
      <style:paragraph-properties fo:margin-left="0.499cm" fo:margin-right="0cm" fo:text-indent="0cm" style:auto-text-indent="false"/>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weight="bold"/>
    </style:style>
    <style:style style:name="T6" style:family="text">
      <style:text-properties fo:font-style="normal" style:font-style-asian="normal" style:font-style-complex="normal"/>
    </style:style>
    <style:style style:name="T7" style:family="text">
      <style:text-properties fo:color="#c20cb9" fo:font-weight="bold"/>
    </style:style>
    <style:style style:name="T8" style:family="text">
      <style:text-properties fo:color="#c20cb9" fo:font-style="normal" fo:font-weight="bold" style:font-style-asian="normal" style:font-style-complex="normal"/>
    </style:style>
    <style:style style:name="T9" style:family="text">
      <style:text-properties fo:color="#c20cb9" style:font-name="Times New Roman" fo:font-style="normal" fo:font-weight="bold" style:font-style-asian="normal" style:font-style-complex="normal"/>
    </style:style>
    <style:style style:name="T10" style:family="text">
      <style:text-properties fo:color="#660033"/>
    </style:style>
    <style:style style:name="T11" style:family="text">
      <style:text-properties fo:color="#007800"/>
    </style:style>
    <style:style style:name="T12" style:family="text">
      <style:text-properties fo:color="#7a0874" fo:font-weight="bold"/>
    </style:style>
    <style:style style:name="T13" style:family="text">
      <style:text-properties style:font-name="Times New Roman"/>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color="#dc143c"/>
    </style:style>
    <style:style style:name="T19" style:family="text">
      <style:text-properties fo:color="#ff7700" fo:font-weight="bold"/>
    </style:style>
    <style:style style:name="T20" style:family="text">
      <style:text-properties fo:color="#66cc66"/>
    </style:style>
    <style:style style:name="fr1"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0. L'écosystème autour de Python</text:h>
      <text:p text:style-name="Prérequis_20_et_20_objectifs"><text:span text:style-name="T1">Prérequis </text:span>:</text:p>
      <text:p text:style-name="Prérequis_20_et_20_objectifs"/>
      <text:p text:style-name="Prérequis_20_et_20_objectifs">- Avoir des notions de base de manipulation de ligne de commande.</text:p>
      <text:p text:style-name="Prérequis_20_et_20_objectifs"/>
      <text:p text:style-name="Prérequis_20_et_20_objectifs"><text:span text:style-name="T1">Objectifs </text:span>: </text:p>
      <text:p text:style-name="Prérequis_20_et_20_objectifs"/>
      <text:list xml:id="list8217215202" text:style-name="L1">
        <text:list-item>
          <text:p text:style-name="P16">Apprendre à installer simplement et proprement des bibliothèques tierces parties</text:p>
        </text:list-item>
        <text:list-item>
          <text:p text:style-name="P16">Découvrir les environnements virtuels</text:p>
        </text:list-item>
        <text:list-item>
          <text:p text:style-name="P16">Prendre en main les outils de debuggage </text:p>
        </text:list-item>
      </text:list>
      <text:p text:style-name="Standard"/>
      <text:p text:style-name="Standard"/>
      <text:p text:style-name="Standard">Pas de script pour ce chapitre, qui sera plus court et beaucoup plus facile que les précédents.</text:p>
      <text:p text:style-name="Standard"/>
      <text:p text:style-name="Standard">L'excellence de Python ne réside pas seulement dans le langage lui-même, mais également dans son écosystème extrêmement riche qui rend le développement beaucoup plus rapide pour agréable, pour un résultat très solide. Nous allons voir comment en tirer partie.</text:p>
      <text:h text:style-name="Heading_20_2" text:outline-level="2">Installer une <text:s/>bibliothèque tierce partie</text:h>
      <text:p text:style-name="Standard">La bibliothèque standard est extrêmement complète, et répond à 80 % des besoins de la programmation quotidienne<text:note text:id="ftn0" text:note-class="footnote"><text:note-citation>1</text:note-citation><text:note-body><text:p text:style-name="Footnote">Jetez un œil dans les annexes pour une liste des modules les plus utiles et leur usage</text:p></text:note-body></text:note>. Dans les cas où elle vous fait défaut, il existe des milliers de bibliothèques en Python prêtes à être utilisées pour combler ce manque.</text:p>
      <text:p text:style-name="Standard"/>
      <text:p text:style-name="Standard">La plupart de celles-ci sont regroupées sur le site Pypi<text:note text:id="ftn2" text:note-class="footnote"><text:note-citation>2</text:note-citation><text:note-body><text:p text:style-name="Footnote"><text:a xlink:type="simple" xlink:href="http://pypi.python.org/pypi/">http://pypi.python.org/pypi/</text:a>, dont un résumé des meilleurs modules est proposé en annexe</text:p></text:note-body></text:note>, aussi appelé affectueusement the Cheese Shop<text:note text:id="ftn3" text:note-class="footnote"><text:note-citation>3</text:note-citation><text:note-body><text:p text:style-name="Footnote">En référence au sketch éponyme des Monty Python</text:p></text:note-body></text:note>, qui en liste plus de 25000. C'est un équivalent de CPAN pour Perl, ou les PEAR channels pour PHP.</text:p>
      <text:p text:style-name="Standard"/>
      <text:p text:style-name="Standard">Comme la plupart sont libres, il est très simple d'en utiliser une : télécharger les depuis le site, et installez les.</text:p>
      <text:p text:style-name="Standard"><text:soft-page-break/></text:p>
      <text:p text:style-name="Standard">Parfois un installeur est fournit, auquel cas il vaut mieux l'utiliser. Mais souvent, il n'y a rien de tel.</text:p>
      <text:p text:style-name="Standard"/>
      <text:p text:style-name="Standard">Heureusement, on peut prendre la plupart des bibliothèques en pur Python, les copier/coller dans le répertoire de votre script, et elle seront disponibles. Donc après téléchargement, une simple décompression du code source dans le répertoire courant fera l'affaire.</text:p>
      <text:p text:style-name="Standard"/>
      <text:p text:style-name="Standard">Néanmoins, il existe un système d'installation très utilisé en Python, qui permet de s'occuper de cette tâche de manière beaucoup plus propre.</text:p>
      <text:p text:style-name="Standard"/>
      <text:h text:style-name="Heading_20_2" text:outline-level="2">Setuptools, l'installation facile et efficace</text:h>
      <text:p text:style-name="Standard">Au début, vous utiliserez le gestionnaire de paquet de votre propre système pour installer une bibliothèque : un <text:span text:style-name="filename_20_and_20_line_20_number">.exe</text:span> pour Windows , un <text:span text:style-name="filename_20_and_20_line_20_number">.dmg</text:span> pour Mac, un <text:span text:style-name="filename_20_and_20_line_20_number">.deb</text:span> pour les dérivés de Debian, etc. Il existe néanmoins un gestionnaire d'installation de bibliothèques externes commun à tous les OS, qui va vous faciliter vos essais des nouveautés, le déploiement, et le développement en général.</text:p>
      <text:p text:style-name="Standard"/>
      <text:p text:style-name="Standard">Il y a de nombreux projets autour de l'installation en Python : <text:span text:style-name="Code">distutils</text:span>, <text:span text:style-name="Code">distribute</text:span>, <text:span text:style-name="Code">setuptools</text:span>, <text:span text:style-name="Code">distutils2</text:span>. Le plus utilisé actuellement, et celui que je vous recommande, est <text:span text:style-name="Code">setuptools</text:span>. Il demande à être installé, et la procédure est différente selon votre OS.</text:p>
      <text:p text:style-name="Standard"/>
      <text:p text:style-name="Standard">Sous Mac, il faut télécharger le fichier <text:span text:style-name="filename_20_and_20_line_20_number">.egg </text:span>correspondant à sa version de Python sur <text:a xlink:type="simple" xlink:href="http://pypi.python.org/pypi/setuptools#downloads">http://pypi.python.org/pypi/setuptools#downloads</text:a>, puis lancer la commande :</text:p>
      <text:p text:style-name="Code_20_block"><text:span text:style-name="T7">sh</text:span> setuptools-votre_version.egg <text:span text:style-name="T10">--prefix</text:span>=~</text:p>
      <text:p text:style-name="Standard">Sous GNU/Linux, setuptools est toujours présent dans les paquets, et il suffit de l'installer par ce biais. Par exemple, sous Ubuntu :</text:p>
      <text:p text:style-name="Code_20_block"><text:span text:style-name="T7">sudo</text:span> <text:span text:style-name="T7">apt-get</text:span> <text:span text:style-name="T7">install</text:span> python-setuptools</text:p>
      <text:p text:style-name="Standard">Sous Windows, récupérez votre <text:span text:style-name="filename_20_and_20_line_20_number">.exe</text:span> depuis <text:s/><text:a xlink:type="simple" xlink:href="http://pypi.python.org/pypi/setuptools#downloads">http://pypi.python.org/pypi/setuptools#downloads</text:a> et lancez l'installation.</text:p>
      <text:p text:style-name="Standard"/>
      <text:p text:style-name="Standard">A partir de là, vous avez déjà une amélioration : quand vous téléchargez une bibliothèque, par exemple l'excellent ORM miniature <text:span text:style-name="Code">peewee</text:span><text:span text:style-name="Code"><text:note text:id="ftn4" text:note-class="footnote"><text:note-citation>4</text:note-citation><text:note-body><text:p text:style-name="Footnote">http://pypi.python.org/pypi/peewee/0.9.7</text:p></text:note-body></text:note></text:span>, vous pouvez l'installer <text:span text:style-name="T1">en vous mettant dans le répertoire de la bibliothèque</text:span> et en lançant la commande suivante :</text:p>
      <text:p text:style-name="Code_20_block"><text:span text:style-name="Emphasis"><text:span text:style-name="T8">python</text:span></text:span><text:span text:style-name="Emphasis"><text:span text:style-name="T6"> setup.py install </text:span></text:span></text:p>
      <text:p text:style-name="Standard">Vous aurez peut être besoin des droits administrateurs, donc prévoyez les <text:span text:style-name="Code">su</text:span> et autres <text:span text:style-name="Code">sudo</text:span>.</text:p>
      <text:p text:style-name="Standard"/>
      <text:p text:style-name="Standard">Cette commande va installer la bibliothèque au niveau du système, ainsi vous pourrez importer <text:span text:style-name="Code">peewee</text:span> de n'importe où. Et cela fonctionne pour tous les OS.</text:p>
      <text:p text:style-name="Standard"/>
      <text:p text:style-name="Standard">Néanmoins, on peut faire beaucoup mieux. Suivez le guide.</text:p>
      <text:h text:style-name="Heading_20_2" text:outline-level="2"><text:soft-page-break/>Easy_install : l'installation automatique</text:h>
      <text:p text:style-name="Standard">Quand on code beaucoup, sur de nombreux projets, ou quand on fait régulièrement sa veille technologique, installer des bibliothèques devient vite une tâche répétitive, et finit par se transformer en corvée.</text:p>
      <text:p text:style-name="Standard"/>
      <text:p text:style-name="Standard">L'installation de <text:span text:style-name="Code">setuptools</text:span> possède un effet de bord particulièrement plaisant : elle installe aussi la commande <text:span text:style-name="Code">easy_install</text:span>, un équivalent de <text:span text:style-name="Code">gem</text:span> pour Ruby ou <text:span text:style-name="Code">npm</text:span> pour node.js.</text:p>
      <text:p text:style-name="Standard"/>
      <text:p text:style-name="Standard">Pour peu que vous soyez connecté à internet, vous pourrez donc installer n'importe quelle bibliothèque située sur Pypi en une commande, simplement en passant son nom. Installer Django, le framework Web le plus utilisé dans le monde Python, est alors un jeu d'enfant :</text:p>
      <text:p text:style-name="Code_20_block"><text:span text:style-name="Emphasis"><text:span text:style-name="T8">easy_install</text:span></text:span> django</text:p>
      <text:p text:style-name="Code_20_block">Il vous faudra également les droits administrateurs pour cette commande.</text:p>
      <text:p text:style-name="Standard"><text:span text:style-name="Code">easy_install</text:span> a aussi le bon goût de gérer les dépendances et de les télécharger puis installer pour vous.</text:p>
      <text:p text:style-name="Standard"/>
      <text:p text:style-name="Standard">Il faut noter que sous Windows, la commande <text:span text:style-name="Code">easy_install</text:span> ne sera peut être pas disponible tant que vous n'avez pas rajouté son dossier à la variable d'environnement <text:span text:style-name="Code">PATH</text:span>.</text:p>
      <text:p text:style-name="Standard"/>
      <text:p text:style-name="Standard">Pour se faire, ouvrez l'outil d’édition des variables d’environnement.</text:p>
      <text:p text:style-name="Standard"/>
      <text:p text:style-name="Standard">Sous Windows XP :</text:p>
      <text:p text:style-name="Standard"/>
      <text:list xml:id="list82427227" text:style-name="L5">
        <text:list-item>
          <text:p text:style-name="P11">Clic droit sur l’icône “Ordinateur” de votre Bureau (ou dans le panel de gauche de l’explorateur de fichiers) et dans le menu-contextuel, allez sur “Propriétés”. </text:p>
        </text:list-item>
        <text:list-item>
          <text:p text:style-name="P11">Dans la fenêtre “Propriétés système” qui vient de s’ouvrir, allez dans l’onglet “Avancé” </text:p>
        </text:list-item>
        <text:list-item>
          <text:p text:style-name="P4">Enfin, cliquez sur le bouton “Variables d’environnement…” </text:p>
        </text:list-item>
      </text:list>
      <text:p text:style-name="Text_20_body">Sous Windows 7 :</text:p>
      <text:list xml:id="list1175852206" text:style-name="L6">
        <text:list-item>
          <text:p text:style-name="P12">Clic droit sur l’icône “Ordinateur” de votre Bureau (ou dans le panel de gauche de l’explorateur de fichiers) et dans le menu-contextuel, allez sur “Propriétés”. </text:p>
        </text:list-item>
        <text:list-item>
          <text:p text:style-name="P12">Dans la grande fenêtre qui s’ouvre, cliquez sur le lien “Paramètres système avancés” dans la liste de gauche. </text:p>
        </text:list-item>
        <text:list-item>
          <text:p text:style-name="P5">Dans la nouvelle fenêtre ainsi ouverte, cliquez sur le bouton “Variables d’environnement…” </text:p>
        </text:list-item>
      </text:list>
      <text:p text:style-name="Text_20_body">Va alors apparaître la fameuse fenêtre “Variables d’envionnement”. Toute petite, illisible, est non redimensionable:</text:p>
      <text:p text:style-name="P6"><text:soft-page-break/><draw:a xlink:type="simple" xlink:href="http://sametmax.com/wp-content/uploads/2012/10/modifier_le_system_path_de_windows1.png?9d7bd4"><draw:frame draw:style-name="fr1" draw:name="images1" text:anchor-type="as-char" svg:y="-12.084cm" svg:width="10.398cm" svg:height="11.483cm" draw:z-index="0"><draw:image xlink:href="http://sametmax.com/wp-content/uploads/2012/10/modifier_le_system_path_de_windows1.png?9d7bd4" xlink:type="simple" xlink:show="embed" xlink:actuate="onLoad"/><svg:title>Capture d'écran de la fenêtre des variables d'environnement de Windows</svg:title></draw:frame></draw:a></text:p>
      <text:p text:style-name="P7"/>
      <text:p text:style-name="Text_20_body">Dans cette fenêtre, dans la partie “Variables systèmes” (la liste du bas), il faut cliquer sur la ligne qui contient ‘Path’, de telle sorte qu’elle soit sélectionnée (en couleur alors que les autres items de la listes ne le sont pas). Il vous faudra sûrement scroller un peu pour la trouver.</text:p>
      <text:p text:style-name="Text_20_body">Ensuite il faut cliquer sur le bouton “Modifier…”. Là s’ouvre une fenêtre avec deux champs, le deuxième, “Valeur de la variable”, est celui qui nous intéresse.<text:span text:style-name="Strong_20_Emphasis"><text:span text:style-name="T14"> Comme il est peu pratique à modifier, je vous conseille de copier / coller la valeur dans votre éditeur de texte, de faire la modification, et de la copier à nouveau dans le champ.</text:span></text:span></text:p>
      <text:p text:style-name="Text_20_body">Vous devriez avoir un texte qui ressemble à ceci (pas exactement le même, mais proche):</text:p>
      <text:p text:style-name="Code_20_block"><text:span text:style-name="T15">%SystemRoot%\system32;%SystemRoot%;%SystemRoot%\System32\Wbem;%SYSTEMROOT%\System32\WindowsPowerShell\v1.0\;C:\Program Files\Intel\WiFi\bin\;C:\Program Files\Common Files\Intel\WirelessCommon\;</text:span><text:span text:style-name="T16">C:\Python27;</text:span></text:p>
      <text:p text:style-name="Text_20_body"><text:span text:style-name="Strong_20_Emphasis"><text:span text:style-name="T14">Cherchez le dossier dans lequel se trouve l'exécutable </text:span></text:span><text:span text:style-name="Code"><text:span text:style-name="T14">easy_install</text:span></text:span><text:span text:style-name="Strong_20_Emphasis"><text:span text:style-name="T14"> (le plus souvent </text:span></text:span><text:span text:style-name="filename_20_and_20_line_20_number"><text:span text:style-name="T14">C:\Python27\Scripts</text:span></text:span><text:span text:style-name="Strong_20_Emphasis"><text:span text:style-name="T14">), et ajoutez le complètement collé, sans espace, <text:s/>à la fin de la valeur, suivit d'un point virgule :</text:span></text:span></text:p>
      <text:p text:style-name="Code_20_block"><text:span text:style-name="Strong_20_Emphasis"><text:span text:style-name="T16">%SystemRoot%\system32;%SystemRoot%;%SystemRoot%\System32\Wbem;%SYSTEMROOT%\System32\WindowsPowerShell\v1.0\;C:\Program Files\Intel\WiFi\bin\;C:\Program Files\Common Files\Intel\WirelessCommon\;C:\Python27; </text:span></text:span><text:span text:style-name="filename_20_and_20_line_20_number"><text:span text:style-name="T17">C:\Python27\Scripts;</text:span></text:span></text:p>
      <text:p text:style-name="Text_20_body"><text:span text:style-name="Strong_20_Emphasis"><text:span text:style-name="T14">Lancer un nouveau terminal, et Windows devrait maintenant trouver </text:span></text:span><text:span text:style-name="Code"><text:span text:style-name="T14">easy_install</text:span></text:span><text:span text:style-name="Strong_20_Emphasis"><text:span text:style-name="T14">.</text:span></text:span></text:p>
      <text:h text:style-name="Heading_20_2" text:outline-level="2"><text:soft-page-break/>Pip : easy_install sous steroïd</text:h>
      <text:p text:style-name="Standard">Malgré l'aspect très pratique d'<text:span text:style-name="Code">easy_install</text:span>, on ne s'en sert vraiment plus que pour installer la commande <text:span text:style-name="Code">pip</text:span>. <text:span text:style-name="Code">Pip</text:span> est un équivalent d'<text:span text:style-name="Code">easy_install</text:span> beaucoup plus puissant, et il va très vite devenir votre meilleur ami. Donc :</text:p>
      <text:p text:style-name="Standard"/>
      <text:p text:style-name="Standard"><text:span text:style-name="Emphasis"><text:span text:style-name="T8">easy_install</text:span></text:span> pip</text:p>
      <text:p text:style-name="Standard"/>
      <text:p text:style-name="Standard">Bien entendu, <text:span text:style-name="Code">pip</text:span> vous permet d'installer une bibliothèque au niveau du système comme <text:span text:style-name="Code">easy_install</text:span>. Par exemple pour installer le sympathique microframework Bottle :</text:p>
      <text:p text:style-name="Standard"/>
      <text:p text:style-name="Standard"><text:span text:style-name="Emphasis"><text:span text:style-name="T8">pip</text:span></text:span> install bottle</text:p>
      <text:p text:style-name="Standard"/>
      <text:p text:style-name="Standard">Mais <text:span text:style-name="Code">pip</text:span> permet égalemement l'installation de la bibliothèque uniquement pour l'utilisateur courant (plus besoin de droits administrateurs !).</text:p>
      <text:p text:style-name="Code_20_block"><text:span text:style-name="Emphasis"><text:span text:style-name="T8">pip</text:span></text:span> install --user bottle </text:p>
      <text:p text:style-name="Standard">Et l'installation d'une version particulière :</text:p>
      <text:p text:style-name="Code_20_block"><text:span text:style-name="Emphasis"><text:span text:style-name="T8">pip</text:span></text:span> install bottle==0.9</text:p>
      <text:p text:style-name="Standard">Et la mise à jour vers la dernière version :</text:p>
      <text:p text:style-name="Code_20_block"><text:span text:style-name="Emphasis"><text:span text:style-name="T8">pip</text:span></text:span> install bottle –upgrade</text:p>
      <text:p text:style-name="Standard">Ou encore rétrograder vers une version antérieur :</text:p>
      <text:p text:style-name="Code_20_block"><text:span text:style-name="Emphasis"><text:span text:style-name="T8">pip</text:span></text:span> install <text:span text:style-name="T11">bottle</text:span>==<text:span text:style-name="T3">0.9</text:span> –<text:span text:style-name="T10">upgrade</text:span></text:p>
      <text:p text:style-name="Standard"><text:span text:style-name="T10">Et enfin, la désinstaller :</text:span></text:p>
      <text:p text:style-name="Code_20_block"><text:span text:style-name="Emphasis"><text:span text:style-name="T9">pip</text:span></text:span><text:span text:style-name="T13"> uninstall bottle</text:span></text:p>
      <text:p text:style-name="Code_20_block"><text:span text:style-name="T13">Profitez-en pour aller découvrir les annexes du livre. Y sont listés notamment les bibliothèques installbles avec </text:span><text:span text:style-name="Code">pip</text:span><text:span text:style-name="T13"> les plus utilisées et pratiques au monde.</text:span></text:p>
      <text:p text:style-name="Code_20_block"><text:span text:style-name="T13">Toutefois, ce qui rend vraiment </text:span><text:span text:style-name="Code">pip</text:span><text:span text:style-name="T13"> attractif, c'est sa capacité </text:span>à recréer tout un environnement de développement en une commande:</text:p>
      <text:p text:style-name="Code_20_block">$ <text:span text:style-name="Emphasis"><text:span text:style-name="T9">pip</text:span></text:span> freeze<text:line-break/><text:span text:style-name="T11">Axiom</text:span>==0.6.0<text:line-break/><text:span text:style-name="T11">BeautifulSoup</text:span>==3.2.0<text:line-break/><text:span text:style-name="T11">Brlapi</text:span>==0.5.6<text:line-break/><text:span text:style-name="T11">BzrTools</text:span>==2.5.0<text:line-break/><text:span text:style-name="T11">CherryPy</text:span>==3.2.2<text:line-break/><text:span text:style-name="T11">Coherence</text:span>==0.6.6.2<text:line-break/><text:span text:style-name="T12">[</text:span>...<text:span text:style-name="T12">]</text:span></text:p>
      <text:p text:style-name="Text_20_body"><text:span text:style-name="Code">pip freeze</text:span> liste toutes les bibliothèque installées et leurs versions. On peut ensuite les réinstaller sur une <text:soft-page-break/>autre machine (quel que soit son OS) facilement:</text:p>
      <text:p text:style-name="Code_20_block"><text:span text:style-name="Emphasis"><text:span text:style-name="T9">pip</text:span></text:span> freeze <text:span text:style-name="T5">&gt;</text:span> requirements.txt</text:p>
      <text:p text:style-name="Text_20_body">Et sur l’autre machine:</text:p>
      <text:p text:style-name="Code_20_block"><text:span text:style-name="Emphasis"><text:span text:style-name="T9">pip</text:span></text:span> install <text:span text:style-name="T10">-r</text:span> requirements.txt</text:p>
      <text:p text:style-name="Text_20_body">On est garanti d’avoir les mêmes bibliothèques, avec les mêmes versions. Cela marche de la même manière sous tous les OS, et comme des milliers de projets ne sont pas disponibles en paquets <text:span text:style-name="Code">*.deb</text:span>, <text:span text:style-name="Code">*.rpm </text:span>ou <text:span text:style-name="Code">*.exe</text:span>, c’est extrêmement pratique.</text:p>
      <text:p text:style-name="Text_20_body">De plus, si vous vous attendez à être privé de connexion internet ou juste pour accélérer le procédé, <text:span text:style-name="Code">pip</text:span> permet de créer un bundle à partir d'un fichier « requirements.txt », c’est à dire un gros zip qui contient toutes les dépendances et qui peut être installé indépendamment :</text:p>
      <text:p text:style-name="Code_20_block"><text:span text:style-name="Emphasis"><text:span text:style-name="T9">pip</text:span></text:span> bundle nom_du_projet.zip <text:span text:style-name="T10">-r</text:span> requirements.txt</text:p>
      <text:p text:style-name="Text_20_body">Et sur l’autre machine:</text:p>
      <text:p text:style-name="Code_20_block"><text:span text:style-name="Emphasis"><text:span text:style-name="T9">pip</text:span></text:span> install nom_du_projet.zip</text:p>
      <text:h text:style-name="Heading_20_2" text:outline-level="2"><text:s/>Isoler ses installations à l'aide d'environnements virtuels</text:h>
      <text:p text:style-name="Text_20_body">Quand on commence à beaucoup programmer, on accumule rapidement plusieurs projets en cours de développement sur sa machine. Certains vieux, certains récents, qui utilisent tous des bibliothèques similaires, mais pas forcément de mêmes versions. Ou parfois des bibliothèques incompatibles. Parfois même, des versions différentes de Python: Python 2.6, 2.7, 3.2 ? Et c’est sans compter les mises à jour de l’OS, qui a ses propres besoins en terme de libs et de versions.</text:p>
      <text:p text:style-name="Text_20_body">Dans le monde de Python, la solution à ce problème est d’utiliser des environnements virtuels. Ca à l’air d’un gros mot, mais derrière ce terme se cache la notion simple d’avoir des installations de Python isolées de l’OS, et séparées les unes des autres pour chaque projet.</text:p>
      <text:p text:style-name="Text_20_body">Il existe plusieurs écoles: certains utilisent <text:span text:style-name="Code">buildout</text:span>. C’est une solution puissante, mais assez compliquée. Python 3.3 vient avec <text:span text:style-name="Code">venv</text:span>, un outil intégré pour gérer les environnements virtuels, seulement on est limité à cette version et les suivante. Une solution plus simple est universelle est d'utiliser <text:span text:style-name="Code">virtualenv</text:span>.</text:p>
      <text:p text:style-name="Standard">Première chose à faire, installer <text:span text:style-name="Code">virtualenv</text:span>:</text:p>
      <text:p text:style-name="Code_20_block"><text:span text:style-name="T7">pip</text:span> install <text:span text:style-name="T10">--user</text:span> virtualenv</text:p>
      <text:p text:style-name="Standard">Ensuite, pour chacun de vos projets, créez un environnement virtuel:</text:p>
      <text:p text:style-name="Code_20_block"><text:span text:style-name="T7">virtualenv</text:span> <text:span text:style-name="T5">/</text:span>path<text:span text:style-name="T5">/</text:span>vers<text:span text:style-name="T5">/</text:span>projet<text:span text:style-name="T5">/</text:span>env_nom_du_projet</text:p>
      <text:p text:style-name="Standard">Virtualenv va créer un dossier avec un environnement complet dedans: l’interpréteur Python, les libs, des commandes, etc. C’est votre installation isolée.</text:p>
      <text:p text:style-name="Standard"/>
      <text:p text:style-name="Standard">Pour travailler dans votre installation isolée:</text:p>
      <text:p text:style-name="Standard"><text:soft-page-break/></text:p>
      <text:list xml:id="list1273175461" text:style-name="L7">
        <text:list-item>
          <text:p text:style-name="P1">sous Unix, il faut faire <text:span text:style-name="Code">source /path/vers/projet/env_nom_du_projet/bin/activate</text:span>. </text:p>
          <text:p text:style-name="P1"/>
        </text:list-item>
        <text:list-item>
          <text:p text:style-name="P1">sous Windows, il faut faire <text:span text:style-name="Code">C:\\path\vers\projet\env_nom_du_projet\Scripts\activate.bat</text:span>. </text:p>
        </text:list-item>
      </text:list>
      <text:p text:style-name="Standard"/>
      <text:p text:style-name="Standard">Votre prompt de ligne de commande va changer pour indiquer que vous êtes dans un environnement virtuel:</text:p>
      <text:p text:style-name="Code_20_block"><text:span text:style-name="T12">(</text:span>env_nom_du_projet<text:span text:style-name="T12">)</text:span> votre_nom $</text:p>
      <text:p text:style-name="Standard"><text:span text:style-name="T1">À partir de maintenant, si vous installez une bibliothèque avec </text:span><text:span text:style-name="Code"><text:span text:style-name="T1">pip</text:span></text:span><text:span text:style-name="T1">, il l’installera dans cet environnement virtuel, et elle ne sera pas accessible ailleurs.</text:span> Si vous lancez la commande python, le shell Python aura accès à toutes les libs de cet environnement virtuel.</text:p>
      <text:p text:style-name="Standard"/>
      <text:p text:style-name="Standard">Vous pouvez sortir de l’environnement virtuel avec la commande <text:span text:style-name="Code">deactivate</text:span>.</text:p>
      <text:p text:style-name="Standard"/>
      <text:p text:style-name="Standard">Créez autant de virtualenvs que vous voulez: un par projet, un pour les tests de nouvelles libs, un pour le plaisir, un pour la route… Ils prennent juste de la place, et ce n’est pas ce qui manque sur nos disques durs de nos jours.</text:p>
      <text:h text:style-name="Heading_20_2" text:outline-level="2">Sautez d'un environnement à l'autre avec virtualenvwrapper</text:h>
      <text:p text:style-name="Text_20_body">Virtualenvwrapper n'est pas disponible sous Windows, donc si c'est votre OS de choix, vous pouvez sauter cette partie.</text:p>
      <text:p text:style-name="Text_20_body"/>
      <text:p text:style-name="Text_20_body">Une fois habitué au concept d'environnements virtuels, vous allez en avoir beaucoup. Créer des environnements, les activer, passer de l'un à l'autre, va devenir une activité régulière, que l'on peut comme d'habitude faciliter. L'outil qui va vous faire gagner du temps s'appelle virtualenwrapper, et comme son nom l'indique, c'est une simple surcouche. L'installation va vous sembler familière :</text:p>
      <text:p text:style-name="Code_20_block"><text:span text:style-name="T7">pip</text:span> install --user virtualenvwrapper</text:p>
      <text:p text:style-name="Standard">Il faut un réglage supplémentaire pour automatiser tout ça. Dans votre script d’init de shell (par exemple dans <text:span text:style-name="filename_20_and_20_line_20_number">~/.bashrc</text:span>), ajoutez:</text:p>
      <text:p text:style-name="Code_20_block"><text:span text:style-name="T12">export</text:span> <text:span text:style-name="T11">WORKON_HOME</text:span>=~<text:span text:style-name="T5">/</text:span>.virtualenvs<text:line-break/><text:span text:style-name="T7">mkdir</text:span> <text:span text:style-name="T10">-p</text:span> <text:span text:style-name="T11">$WORKON_HOME<text:line-break/></text:span><text:span text:style-name="T12">source</text:span> ~<text:span text:style-name="T5">/</text:span>.local<text:span text:style-name="T5">/</text:span>bin<text:span text:style-name="T5">/</text:span>virtualenvwrapper.sh</text:p>
      <text:p text:style-name="Standard">Selon où vous avez installé virtualenvwrapper, la dernière ligne peut changer. Si il est installé au niveau du système par exemple, on le trouvera peut être à <text:span text:style-name="filename_20_and_20_line_20_number">/usr/local/bin/virtualenvwrapper.sh</text:span>.</text:p>
      <text:p text:style-name="Standard"/>
      <text:p text:style-name="Standard">Ces lignes vont lancer virtualenvwrapper en permanence dans le shell. Relancez le terminal pour l’activer. Le premier lancement va vous afficher un tas de lignes, rassurez-vous, cela n’arrive qu’une fois.</text:p>
      <text:p text:style-name="Standard"/>
      <text:p text:style-name="Standard">Ensuite, vous avez accès à de nouvelles commandes:</text:p>
      <text:p text:style-name="Standard"/>
      <text:list xml:id="list1073242507" text:style-name="L9">
        <text:list-item>
          <text:p text:style-name="P3"><text:span text:style-name="Code">mkvirtualenv nom_env</text:span> va créer un virtualenv dans le dossier <text:span text:style-name="filename_20_and_20_line_20_number">~/.virtualenvs</text:span>, où que vous soyez. </text:p>
        </text:list-item>
        <text:list-item>
          <text:p text:style-name="P3"><text:soft-page-break/><text:span text:style-name="Code">workon nom_env</text:span> va automatiquement activer un environnement, où que vous soyez. </text:p>
        </text:list-item>
        <text:list-item>
          <text:p text:style-name="P3">rmvirtualenv nom_env va surpprimer l'environnement du même nom. </text:p>
          <text:p text:style-name="P3"/>
        </text:list-item>
      </text:list>
      <text:p text:style-name="Standard">Les options de <text:span text:style-name="Code">mkvirtualenv</text:span> sont les mêmes que pour la commande <text:span text:style-name="Code">virtualenv</text:span>, vous n’avez juste plus à vous souciez de l'emplacement de vos environnements, ni de où vous êtes.</text:p>
      <text:h text:style-name="Heading_20_2" text:outline-level="2">Debugger en Python: les bases de pdb</text:h>
      <text:p text:style-name="Text_20_body">Mettre une série de <text:span text:style-name="Code">print</text:span> dans son programme a ses limites, et python possède nativement une excellente alternative. Pour la plupart des langages, on utilise un debugger intégré dans un IDE ou un programme à part. Ou alors on se contente de fonctions telles que <text:span text:style-name="Code">var_dump</text:span> ou <text:span text:style-name="Code">print_r</text:span>. En Python, on utilise le module <text:span text:style-name="Code">pdb</text:span>.</text:p>
      <text:p text:style-name="Text_20_body">Quand vous voulez savoir ce qui se passe à un endroit du programme, à la ligne précise où vous souhaitez explorer le problème, ajoutez à votre code :</text:p>
      <text:p text:style-name="Code_20_block"><text:span text:style-name="T19">import</text:span> <text:span text:style-name="T18">pdb</text:span><text:span text:style-name="T20">;</text:span> <text:span text:style-name="T18">pdb</text:span>.<text:span text:style-name="T3">set_trace()</text:span></text:p>
      <text:p text:style-name="Text_20_body">Et relancez votre programme <text:span text:style-name="Strong_20_Emphasis">depuis une console</text:span>.</text:p>
      <text:p text:style-name="Text_20_body">L’exécution du programme va alors se figer, et dans la console vous aurez accès à un shell special:</text:p>
      <text:p text:style-name="Code_20_block"><text:span text:style-name="T3">(</text:span>Pdb<text:span text:style-name="T3">)</text:span></text:p>
      <text:p text:style-name="Text_20_body">Dans ce shell vous pouvez entrer deux choses:</text:p>
      <text:list xml:id="list1994487849" text:style-name="L10">
        <text:list-item>
          <text:p text:style-name="P13">N’importe quelle expression Python qui tient sur une ligne. </text:p>
        </text:list-item>
        <text:list-item>
          <text:p text:style-name="P8">Des commandes <text:span text:style-name="Code">pdb</text:span> speciales. </text:p>
        </text:list-item>
      </text:list>
      <text:p text:style-name="Text_20_body">Ce qui est fabuleux, c’est que toute expression Python sera exécutée dans le contexte de la ligne où le programme s’est arrêté.</text:p>
      <text:p text:style-name="Text_20_body">Donc vous pouvez faire des <text:span text:style-name="Code">print</text:span>, des <text:span text:style-name="Code">if</text:span>, des listes en intention, bref, tous les tests que vous voulez, avec les variables du programme dans l’état où elles sont <text:span text:style-name="Strong_20_Emphasis">à ce moment là</text:span>.</text:p>
      <text:p text:style-name="Text_20_body">Vous avez accès à tout le code, y compris vos propres objets, classes et fonctions. En fait, vous avez même accès à l’import, et donc à toutes les librairies importables.</text:p>
      <text:p text:style-name="Text_20_body">En plus de pouvoir exécuter du code Python, vous pouvez utiliser des commandes. Il y en a des nombreuses, mais vous pouvez tirer l’essentiel de <text:span text:style-name="Code">pdb</text:span> avec sept d’entre elles:</text:p>
      <text:list xml:id="list1391327904" text:style-name="L11">
        <text:list-item>
          <text:p text:style-name="P14"><text:span text:style-name="Code">l</text:span>: Liste quelques lignes de code avant et après là où vous vous trouver. Utile pour se situer dans le contexte du programme. ‘l’ pour ‘list’. </text:p>
        </text:list-item>
        <text:list-item>
          <text:p text:style-name="P14"><text:span text:style-name="Code">n</text:span>: Exécute la ligne suivante. Vous pouvez ainsi continuer l’exécution du programme de bout en bout, ligne par ligne, et le tester en entier. ‘n’ pour ‘next’. </text:p>
        </text:list-item>
        <text:list-item>
          <text:p text:style-name="P14"><text:span text:style-name="Code">s</text:span>: Si votre ligne contient un appel de fonction ou de méthode, rentre à l’intérieur. ‘s’ pour ‘step in’. </text:p>
        </text:list-item>
        <text:list-item>
          <text:p text:style-name="P14"><text:span text:style-name="Code">r</text:span>: Si vous êtes dans une fonction ou une méthode, cela permet d’en sortir et de passer dans le scope du dessus. ‘r’ pour ‘return’. </text:p>
        </text:list-item>
        <text:list-item>
          <text:p text:style-name="P14"><text:span text:style-name="Code">unt</text:span>: Si vous êtes à la dernière ligne d’une boucle, permet de reprendre l’exécution jusqu’à la sortie de la boucle. ‘unt’ pour ‘until’. </text:p>
        </text:list-item>
        <text:list-item>
          <text:p text:style-name="P14"><text:span text:style-name="Code">q</text:span>: Quitte brutalement le programme en le faisant crasher. ‘q’ pour ‘quit’. </text:p>
        </text:list-item>
        <text:list-item>
          <text:p text:style-name="P9"><text:span text:style-name="Code">c</text:span>: Quitte le debugger et continue l’exécution du programme normalement. Tous les changements que vous avez fait dans le code sont pris en compte. ‘c’ pour ‘continue’. </text:p>
        </text:list-item>
      </text:list>
      <text:p text:style-name="Text_20_body"><text:soft-page-break/>Pour utiliser une commande, il suffit de taper la lettre et d’appuyer sur « entrée ». Si vous appuyez sur « entrée » sans rien saisir, la commande précédente est exécutée, ce qui vous évitera de matraquer la touche <text:span text:style-name="Code">n</text:span> de votre clavier.</text:p>
      <text:p text:style-name="Text_20_body">Attention cependant :</text:p>
      <text:list xml:id="list2077536672" text:style-name="L12">
        <text:list-item>
          <text:p text:style-name="P15">Les commandes ont priorité sur le code Python. Vous ne pouvez donc pas assigner des variables dont le nom est en une seul lettre. C’est ennuyeux pour accéder à la variable <text:span text:style-name="Code">i</text:span> dans une boucle for. Dans ce cas, préfixez <text:span text:style-name="Code">i</text:span> par un <text:span text:style-name="Code">!</text:span> et il sera considéré comme du Python, et non comme une commande. </text:p>
        </text:list-item>
        <text:list-item>
          <text:p text:style-name="P15">Si vous mettez <text:span text:style-name="Code">set_trace</text:span> dans une boucle, le débugger va se lancer à chaque tour de boucle, ce qui embrouille tout. Dans ce cas, et dans tous les cas où vous voulez que le débugger se lance à un moment particulier, utilisez un <text:span text:style-name="Code">if </text:span>ou un <text:span text:style-name="Code">try/except</text:span> pour que <text:span text:style-name="Code">set_trace</text:span> ne soit appelé que dans un cas précis. </text:p>
        </text:list-item>
        <text:list-item>
          <text:p text:style-name="P10">Dans le cas de threads, de processus séparés, ou quand vous n’avez pas accès à <text:span text:style-name="Code">stdout</text:span>, <text:span text:style-name="Code">pdb</text:span> ne peut rien pour vous. </text:p>
        </text:list-item>
      </text:list>
      <text:h text:style-name="Heading_20_2" text:outline-level="2">Aller plus loin</text:h>
      <text:h text:style-name="Heading_20_2" text:outline-level="2">Isolation par rapport à l’OS</text:h>
      <text:p text:style-name="Standard">Vous pouvez choisir que votre environnement virtuel hérite des bibliothèques de l’OS, ou non, mais uniquement à la création. Il faut spécifier une option:</text:p>
      <text:p text:style-name="Standard"/>
      <text:list xml:id="list414730813" text:style-name="L8">
        <text:list-item>
          <text:p text:style-name="P2"><text:span text:style-name="Code">--no-site-packages</text:span>: votre environnement est vierge, il n’hérite pas des bibliothèques du système et a seulement accès aux bibliothèques standards de Python). </text:p>
        </text:list-item>
        <text:list-item>
          <text:p text:style-name="P2"><text:span text:style-name="Code">--system-site-packages</text:span>: tout ce qui est installé sur l’OS est disponible dans environnement (et le sera à l’avenir).</text:p>
          <text:p text:style-name="P2"/>
        </text:list-item>
      </text:list>
      <text:p text:style-name="Standard">Les anciennes versions ont la valeur <text:span text:style-name="Code">--system-site-packages</text:span> activée par défaut, les nouvelles versions de virtualenv ont la valeur --no-site-packages activée par défaut.</text:p>
      <text:p text:style-name="Standard"/>
      <text:p text:style-name="Standard">Si vous utilisez <text:span text:style-name="Code">--system-site-packages</text:span>, vous pouvez quand même demander à <text:span text:style-name="Code">pip freeze</text:span> de lister uniquement les libs de l’env avec l’option <text:span text:style-name="Code">–local</text:span>.</text:p>
      <text:p text:style-name="Standard"/>
      <text:h text:style-name="Heading_20_3" text:outline-level="3">Forcer une version de Python</text:h>
      <text:p text:style-name="Standard"/>
      <text:p text:style-name="Standard">Ce livre recommande Python 2.7, mais la réalité est que vous aurez à travailler le plus souvent avec plusieurs versions de Python. La bonne nouvelle, c'est que vous pouvez tout à fait créer un environnement dédié à Python 3.2 et un autre à Python 2.6, il faut juste que les deux versions soient installées sur votre système. </text:p>
      <text:p text:style-name="Standard"/>
      <text:p text:style-name="Standard">Il faut ensuite créer son environnement virtuel en lui passant en paramètre le chemin vers l'exécutable Python à utiliser: <text:span text:style-name="Code">virtualenv mon_env -p /chemin/vers/python.version</text:span>. Par exemple :</text:p>
      <text:p text:style-name="Code_20_block"><text:span text:style-name="T7">virtualenv</text:span> mon_env -p /usr/bin/python2.6</text:p>
      <text:p text:style-name="Standard"><text:soft-page-break/>Alors, si on active “mon_env”, la commande <text:span text:style-name="Code">python</text:span> ouvre un shell en Python 2.6, et toutes les bibliothèques de l’environnement seront aussi pour Python 2.6.</text:p>
      <text:p text:style-name="Standard"/>
      <text:p text:style-name="Standard">Attention: on ne peut pas reconvertir facilement un env d’une version de Python à l’autre. Une fois que c’est créé, c’est fait. Si vous changez d’avis, recréez un environnement avec la nouvelle version de Python et les même bibliothèques en utilisant <text:span text:style-name="Code">pip freeze</text:span>.</text:p>
      <text:h text:style-name="Heading_20_3" text:outline-level="3">Virtualenv depuis un script externe</text:h>
      <text:p text:style-name="Standard"/>
      <text:p text:style-name="Standard">Si vous êtes dans un script extérieur et que vous souhaiter appeler un de vos scripts avec ce virtualenv, vous n’avez pas besoin de l’activer pour que ça marche. Il suffit d’appeler le script en le passant en paramètre à l’interpréteur Python de l’environnement. Par exemple:</text:p>
      <text:p text:style-name="Code_20_block">/path/vers/projet/env_nom_du_projet/bin/python mon_script.<text:span text:style-name="T3">py</text:span></text:p>
      <text:p text:style-name="Standard"><text:span text:style-name="symbol0_5f_python"><text:span text:style-name="T4">Le script sera alors exécuté dans le cadre du virtualenv.</text:span></text:span></text:p>
      <text:h text:style-name="Heading_20_3" text:outline-level="3">Quelques astuces pour pip</text:h>
      <text:p text:style-name="Standard"/>
      <text:p text:style-name="Standard">Si vous installez beaucoup de fois les mêmes paquets, les télécharger à chaque fois est une perte de temps. On peut demander à <text:span text:style-name="Code">pip</text:span> de mettre en cache les paquets déjà installés, pour de futures installations. Il faut faire pointer la variable d'environnement <text:span text:style-name="Code">PIP_DOWNLOAD_CACHE</text:span> vers un dossier dans lequel on souhaite mettre le cache. Par exemple, sous GNU/Linux et Mac, on mettra le plus souvent ceci dans son fichier ~/<text:span text:style-name="filename_20_and_20_line_20_number">.bashrc</text:span>.</text:p>
      <text:p text:style-name="Standard"/>
      <text:p text:style-name="Standard">export PIP_DOWNLOAD_CACHE='~/.pip/cache'; </text:p>
      <text:p text:style-name="Standard"/>
      <text:p text:style-name="Standard">Le cache ne dispensera pas d’être connecté à Internet, seulement de télécharger à nouveau le contenu.</text:p>
      <text:p text:style-name="Standard"/>
      <text:p text:style-name="Standard">Si une bibliothèque n’est pas encore sur Pypi, <text:span text:style-name="Code">pip</text:span> est capable, pourvu que le code source vienne avec un fichier <text:span text:style-name="filename_20_and_20_line_20_number">setup.py</text:span>, de l’installer depuis un fichier local, une URL, ou même un simple dépôt Git. Donc si vous trouvez une bibliothèque intéressante sur un site tel que Github, vous pouvez l’installer ainsi:</text:p>
      <text:p text:style-name="Code_20_block"><text:span text:style-name="T7">pip</text:span> install git+git://github.com/amnong/namegen.git</text:p>
      <text:p text:style-name="Standard"/>
      <text:p text:style-name="Standard">L'URL sera tout aussi bien référencée par <text:span text:style-name="Code">pip</text:span> freeze. Il faut bien entendu avoir Git installé, et changer protocole de l'url pour git+git. Cela fonctionne avec d'autres SCV tout aussi bien.</text:p>
      <text:p text:style-name="Standard"/>
      <text:p text:style-name="Standard">Parfois, pypi est indisponible: un problème sur le site, un problème de dns, un problème de votre FAI… Dans ce cas là on est un peu désemparé. Heureusement, pip permet aussi d'utiliser des sites miroirs en cas de panne du site principal :</text:p>
      <text:p text:style-name="Code_20_block"><text:span text:style-name="T7">pip</text:span> install <text:span text:style-name="T10">--use-mirrors</text:span> bottle</text:p>
      <text:p text:style-name="Standard"/>
      <text:p text:style-name="Standard">Dans ce cas pip tentera de trouver le paquet sur une liste de sites miroirs de pypi qu’il possède en interne. Il va les essayer un par un jusqu’à en trouver un de disponible. Dans le cas les plus extrêmes, <text:s/>on peut même créer son propre dépôt Pypi local.</text:p>
      <text:p text:style-name="Standard"/>
      <text:h text:style-name="Heading_20_3" text:outline-level="3"><text:soft-page-break/>Installer des bibliothèques avec des extensions en C</text:h>
      <text:p text:style-name="Standard"/>
      <text:p text:style-name="Standard">Les bibliothèques avec des extensions en C sont très courantes dans les domaines qui ont besoin de performances: drivers de base de données (<text:span text:style-name="Code">mysql-python</text:span>), calculs scientifiques (<text:span text:style-name="Code">numpy</text:span>), parsing (<text:span text:style-name="Code">lxml</text:span>), cryptographie (<text:span text:style-name="Code">pycrypto</text:span>), etc.</text:p>
      <text:p text:style-name="Standard"/>
      <text:p text:style-name="Standard"><text:span text:style-name="Code">Pip</text:span> devra alors lancer la compilation de l’extension. Bien que le processus soit automatique et bien fait, il arrive souvent qu’il manque des dépendances, et setuptools ne gère pas les dépendances C.</text:p>
      <text:p text:style-name="Standard"/>
      <text:p text:style-name="Standard">Dans ce cas, soit vous utilisez un paquet tout fait (<text:span text:style-name="filename_20_and_20_line_20_number">*.deb</text:span>, <text:span text:style-name="filename_20_and_20_line_20_number">*.exe</text:span>, <text:span text:style-name="filename_20_and_20_line_20_number">*.rpm,</text:span> etc.), c'est le plus facile sous Windows ou Mac, soit vous tentez d’installer les dépendances. </text:p>
      <text:p text:style-name="Standard"/>
      <text:p text:style-name="Standard">Pour Linux, installer les dépendances est généralement simple.</text:p>
      <text:p text:style-name="Standard"/>
      <text:p text:style-name="Standard">La première chose à faire, c’est installer les headers des bibliothèques dont on dépend. Ils sont généralement dans un paquet <text:span text:style-name="filename_20_and_20_line_20_number">nom-dev</text:span> sous les dérivés de Debian, et <text:span text:style-name="filename_20_and_20_line_20_number">nom-devel</text:span> sous les dérivés de Fedora.</text:p>
      <text:p text:style-name="Standard"/>
      <text:p text:style-name="Standard">Par exemple sous Ubuntu, on installera toujours les headers de Python pour avoir une extension compilée en C :</text:p>
      <text:p text:style-name="Standard"/>
      <text:p text:style-name="Standard"><text:span text:style-name="T7">sudo apt-get install</text:span> python-dev</text:p>
      <text:p text:style-name="Standard"/>
      <text:p text:style-name="Standard">Ensuite, on lance l'installation de la bibliothèque avec pip une fois, et on regarde le message final, qui va indiquer quel header il manque. Par exemple, <text:span text:style-name="filename_20_and_20_line_20_number">lxml</text:span> a besoin des headers de <text:span text:style-name="filename_20_and_20_line_20_number">libxml2</text:span> et l<text:span text:style-name="filename_20_and_20_line_20_number">ibxslt1</text:span>. Donc on va installer <text:span text:style-name="filename_20_and_20_line_20_number">libxml2-dev</text:span> et <text:span text:style-name="filename_20_and_20_line_20_number">libxslt1-dev</text:span>. Pour <text:span text:style-name="filename_20_and_20_line_20_number">python-mysql</text:span>, il va falloir installer <text:span text:style-name="filename_20_and_20_line_20_number">libmysqlclient-dev</text:span>.</text:p>
      <text:p text:style-name="Standard"/>
      <text:p text:style-name="Standard">Si cela devient trop compliqué, installez simplement un paquet contenant la bibliothèque au niveau du système, et déclarez votre environnement virtuel avec <text:span text:style-name="Code">–system-site-packages</text:span>.</text:p>
      <text:p text:style-name="Standard"/>
      <text:h text:style-name="Heading_20_3" text:outline-level="3"><text:span text:style-name="symbol0_5f_python"><text:span text:style-name="T4">Un shell avancé</text:span></text:span></text:h>
      <text:p text:style-name="Text_20_body"><text:span text:style-name="symbol0_5f_python"><text:span text:style-name="T4"/></text:span></text:p>
      <text:p text:style-name="Text_20_body"><text:span text:style-name="symbol0_5f_python"><text:span text:style-name="T4">Le shell Python est un très bel outil, mais il existe d'excellents shell alternatifs tels qu'iPython :</text:span></text:span></text:p>
      <text:p text:style-name="Code_20_block"><text:span text:style-name="symbol0_5f_python"><text:span text:style-name="T8">pip</text:span></text:span><text:span text:style-name="symbol0_5f_python"><text:span text:style-name="T4"> install ipython</text:span></text:span></text:p>
      <text:p text:style-name="Text_20_body"><text:span text:style-name="symbol0_5f_python"><text:span text:style-name="T4">Ipython propose de la complétion de code quand on tape tabulation. Il comprend les commandes shell du système si elles sont prefixées d'un</text:span></text:span><text:span text:style-name="Code"><text:span text:style-name="T4"> !</text:span></text:span><text:span text:style-name="symbol0_5f_python"><text:span text:style-name="T4">. Il offre l'indentation automatique, et bien d'autres choses.</text:span></text:span></text:p>
      <text:p text:style-name="Code_20_block"><text:span text:style-name="symbol0_5f_python"><text:span text:style-name="T4">Cerise sur le gâteau, il permet d'exécuter un programme Python et de lancer </text:span></text:span><text:span text:style-name="Code"><text:span text:style-name="T4">pdb</text:span></text:span><text:span text:style-name="symbol0_5f_python"><text:span text:style-name="T4"> automatiquement en cas d'exception, à l'endroit où celle-ci s'est produite :<text:line-break/><text:line-break/></text:span></text:span><text:span text:style-name="symbol0_5f_python"><text:span text:style-name="T8">ipython</text:span></text:span><text:span text:style-name="T4"> –pdb mon_script.py</text:span></text:p>
      <text:p text:style-name="Code_20_block"><text:span text:style-name="symbol0_5f_python"><text:span text:style-name="T4">D'ailleurs, si vous aimez </text:span></text:span><text:span text:style-name="Code"><text:span text:style-name="T4">pdb</text:span></text:span><text:span text:style-name="symbol0_5f_python"><text:span text:style-name="T4"> et iPython, vous pouvez combiner les deux :<text:line-break/><text:line-break/></text:span></text:span><text:span text:style-name="T8">pip</text:span><text:span text:style-name="T4"> install ipdb</text:span></text:p>
      <text:p text:style-name="Text_20_body"><text:span text:style-name="symbol0_5f_python"><text:span text:style-name="T4">Et bénéficier des fonctionnalités d'iPython dans le debugger en faisant :</text:span></text:span></text:p>
      <text:p text:style-name="Code_20_block"><text:soft-page-break/><text:span text:style-name="keyword0_5f_python"><text:span text:style-name="T2">import</text:span></text:span><text:span text:style-name="T4"> ipdb </text:span><text:span text:style-name="symbol0_5f_python"><text:span text:style-name="T2">;</text:span></text:span><text:span text:style-name="T4"> ipdb.</text:span><text:span text:style-name="member0_5f_python"><text:span text:style-name="T2">set_trace</text:span></text:span><text:span text:style-name="symbol0_5f_python"><text:span text:style-name="T2">()</text:span></text:span><text:span text:style-name="T4"><text:tab/></text:span></text:p>
      <text:p text:style-name="Text_20_body"><text:span text:style-name="symbol0_5f_pyth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keyword2_5f_bash" style:display-name="keyword2_bash" style:family="text">
      <style:text-properties fo:color="#7a0874" fo:font-weight="bold"/>
    </style:style>
    <style:style style:name="keyword3_5f_python" style:display-name="keyword3_python" style:family="text">
      <style:text-properties fo:color="#0000cd" fo:font-style="normal" fo:font-weight="normal"/>
    </style:style>
    <style:style style:name="User_20_Entry" style:display-name="User Entry" style:family="text">
      <style:text-properties style:font-name="Droid Sans Mono" style:font-name-asian="Droid Sans Mono" style:font-name-complex="Droid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155cm" fo:margin-right="1.0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239</meta:editing-cycles>
    <meta:editing-duration>P2DT12H36M20S</meta:editing-duration>
    <dc:date>2012-10-25T23:14:12</dc:date>
    <dc:creator>kevin </dc:creator>
    <meta:document-statistic meta:table-count="0" meta:image-count="1" meta:object-count="0" meta:page-count="12" meta:paragraph-count="187" meta:word-count="3572" meta:character-count="22938" meta:non-whitespace-character-count="19558"/>
    <meta:user-defined meta:name="Info 1"/>
    <meta:user-defined meta:name="Info 2"/>
    <meta:user-defined meta:name="Info 3"/>
    <meta:user-defined meta:name="Info 4"/>
  </office:meta>
</office:document-meta>
</file>